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11a38d" officeooo:paragraph-rsid="000fcbbd"/>
    </style:style>
    <style:style style:name="P3" style:family="paragraph" style:parent-style-name="Standard">
      <style:text-properties officeooo:rsid="001355d9" officeooo:paragraph-rsid="001355d9"/>
    </style:style>
    <style:style style:name="P4" style:family="paragraph" style:parent-style-name="Standard">
      <style:text-properties officeooo:rsid="000fcbbd" officeooo:paragraph-rsid="000fcbbd"/>
    </style:style>
    <style:style style:name="P5" style:family="paragraph" style:parent-style-name="Standard">
      <style:text-properties officeooo:rsid="001355d9" officeooo:paragraph-rsid="0014c9ab"/>
    </style:style>
    <style:style style:name="P6" style:family="paragraph" style:parent-style-name="Standard">
      <style:text-properties officeooo:paragraph-rsid="0014c9ab"/>
    </style:style>
    <style:style style:name="P7" style:family="paragraph" style:parent-style-name="Standard">
      <style:text-properties officeooo:paragraph-rsid="00157c5e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  <style:style style:name="T3" style:family="text">
      <style:text-properties officeooo:rsid="001355d9"/>
    </style:style>
    <style:style style:name="T4" style:family="text">
      <style:text-properties officeooo:rsid="0014c9ab"/>
    </style:style>
    <style:style style:name="T5" style:family="text">
      <style:text-properties officeooo:rsid="00157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3">podemos usar o input type=”reset” value=”x”, para limparmos os dados do formulário.</text:span></text:p>
      <text:p text:style-name="P1"><text:tab/><text:span text:style-name="T5">Podemos usar as tag input type=”email”, para que o navegador peça e-mails, mas ele só distingue se tem @ ou não e também podemos usar a tag input type=”tel”, para ele só aceitar telefones Precisamos estudar <text:tab/>Regex</text:span></text:p>
      <text:p text:style-name="P1"><text:tab/><text:span text:style-name="T3">Devemos usar a tag required, para obrigarmos o usuário preencher o formulário.</text:span>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2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  <text:p text:style-name="P2"><text:tab/><text:span text:style-name="T3">Podemos no form inserir um autocomplete=”on” e depois no parágrafo, podemos inserir autocomplete=”Username”, para que o navegador indique apenas nomes, podemos támbém, usar o autocomplete=”Current-password”, para o navegador indicar a senha atual e por fim, podemos indicar o autocomplete=”New-password”</text:span></text:p>
      <text:p text:style-name="P3"><text:tab/>As tags maxlength=”x” e minlenght=”x”, servem para indicarmos o máximo e o mínimo de caracteres que determinado formulario deve ter.</text:p>
      <text:p text:style-name="P3"><text:tab/>A tag size, serve para que limitemos o número de caractéres que serão exibidos no formulário.</text:p>
      <text:p text:style-name="P3"><text:tab/>Podemos usar a tag placeholder, para deixarmos uma mensagem usuário, dentro do formulário, por exemplo, “digite seu nome aqui”</text:p>
      <text:p text:style-name="P3"><text:tab/><text:span text:style-name="T4">podemos usar o min e max para definir o número máximo de números, que a senha poderá receber.</text:span></text:p>
      <text:p text:style-name="P5"><text:tab/><text:span text:style-name="T4">Podemos também, inserir, meses, datas e horas, usando primeiramente um label, e posteriormente um &lt;input type=”month”&gt;, &lt;input type=”date”&gt;,&lt;input type=”time”&gt;</text:span></text:p>
      <text:p text:style-name="P6"><text:tab/><text:span text:style-name="T5">Podemos usar a tag fildset, para agrupar determinados campos do formulário, por exemplo, dados de endereço, dados confidenciais, enfim.</text:span></text:p>
      <text:p text:style-name="P6"><text:tab/><text:span text:style-name="T5">Podemos usar a tag legend para criarmos uma legenda sobre o fildset que criamos</text:span></text:p>
      <text:p text:style-name="P7"><text:tab/><text:span text:style-name="T5">Também temos usar o input type=”checkbox”, para marcar as opções de uma caixa.</text:span></text:p>
      <text:p text:style-name="P7"><text:span text:style-name="T5"><text:tab/>O input type=”radio”, para marcar apenas uma opção de caixa, para isso, todos os elementos <text:s/>devem ter o mesmo nam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3T22:57:00.330000000</dc:date>
    <meta:editing-duration>PT4H40M28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9" meta:word-count="423" meta:character-count="2702" meta:non-whitespace-character-count="2270"/>
  </office:meta>
</office:document-meta>
</file>